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24-02-19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23-02-15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21-03-0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18-02-20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17-03-0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16-02-25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1848" calcext:value-type="float">
            <text:p>119.9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13-02-28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1928" calcext:value-type="float">
            <text:p>120.5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1032" calcext:value-type="float">
            <text:p>116.4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3376" calcext:value-type="float">
            <text:p>115.4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8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8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8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5288" calcext:value-type="float">
            <text:p>116.9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60701</text:p>
          </table:table-cell>
          <table:table-cell office:value-type="string" calcext:value-type="string">
            <text:p>197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